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#</text:p>
          </table:table-cell>
          <table:table-cell office:value-type="string">
            <text:p>Number</text:p>
          </table:table-cell>
          <table:table-cell office:value-type="string">
            <text:p>Quantity</text:p>
          </table:table-cell>
          <table:table-cell/>
        </table:table-row>
        <table:table-row table:style-name="ro2">
          <table:table-cell office:value-type="string">
            <text:p>Vishay Intertech VEML6040A3OG</text:p>
          </table:table-cell>
          <table:table-cell office:value-type="string">
            <text:p>VEML6040A3OG</text:p>
          </table:table-cell>
          <table:table-cell office:value-type="string">
            <text:p>C78465</text:p>
          </table:table-cell>
          <table:table-cell office:value-type="float" office:value="2">
            <text:p>2</text:p>
          </table:table-cell>
          <table:table-cell office:value-type="string">
            <text:p>pc</text:p>
          </table:table-cell>
        </table:table-row>
        <table:table-row table:style-name="ro3">
          <table:table-cell office:value-type="string">
            <text:p>Espressif Systems ESP32-WROOM-32E-N4</text:p>
          </table:table-cell>
          <table:table-cell office:value-type="string">
            <text:p>ESP32-WROOM-32E-N4 </text:p>
          </table:table-cell>
          <table:table-cell office:value-type="string">
            <text:p>C701341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  <table:table-row table:style-name="ro3">
          <table:table-cell office:value-type="string">
            <text:p>SKYWORKS/SILICON LABS CP2102N-A02-GQFN28R</text:p>
          </table:table-cell>
          <table:table-cell office:value-type="string">
            <text:p>CP2102N-A02-GQFN28R </text:p>
          </table:table-cell>
          <table:table-cell office:value-type="string">
            <text:p>C964632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  <table:table-row table:style-name="ro2">
          <table:table-cell office:value-type="string">
            <text:p>Vishay Intertech VEML7700-TR</text:p>
          </table:table-cell>
          <table:table-cell office:value-type="string">
            <text:p>VEML7700-TR </text:p>
          </table:table-cell>
          <table:table-cell office:value-type="string">
            <text:p>C504893</text:p>
          </table:table-cell>
          <table:table-cell office:value-type="float" office:value="1">
            <text:p>1</text:p>
          </table:table-cell>
          <table:table-cell office:value-type="string">
            <text:p>p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03/17/2024</text:date>, <text:time>17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2S</meta:editing-duration>
    <meta:editing-cycles>5</meta:editing-cycles>
    <meta:generator>OpenOffice/4.1.14$Win32 OpenOffice.org_project/4114m1$Build-9811</meta:generator>
    <dc:date>2024-03-17T17:01:01.11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